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paragraph-properties fo:text-align="justify" fo:line-height="150%"/>
    </style:style>
    <style:style style:name="T3" style:parent-style-name="Fonteparág.padrão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" style:parent-style-name="Fonteparág.padrão" style:family="text">
      <style:text-properties style:font-name="Times New Roman" fo:font-style="italic" style:font-style-asian="italic" style:font-style-complex="italic"/>
    </style:style>
    <style:style style:name="P5" style:parent-style-name="Standard" style:family="paragraph">
      <style:paragraph-properties fo:text-align="justify" fo:line-height="150%"/>
    </style:style>
    <style:style style:name="T6" style:parent-style-name="Fonteparág.padrão" style:family="text">
      <style:text-properties style:font-name="Times New Roman" fo:font-weight="bold" style:font-weight-asian="bold" style:font-weight-complex="bold"/>
    </style:style>
    <style:style style:name="T7" style:parent-style-name="Fonteparág.padrão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8" style:parent-style-name="Standard" style:family="paragraph">
      <style:paragraph-properties fo:text-align="justify" fo:line-height="150%"/>
    </style:style>
    <style:style style:name="T9" style:parent-style-name="Fonteparág.padrão" style:family="text">
      <style:text-properties style:font-name="Times New Roman" fo:font-weight="bold" style:font-weight-asian="bold" style:font-weight-complex="bold"/>
    </style:style>
    <style:style style:name="T10" style:parent-style-name="Fonteparág.padrão" style:family="text">
      <style:text-properties style:font-name="Times New Roman"/>
    </style:style>
    <style:style style:name="P11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12" style:parent-style-name="Standard" style:family="paragraph">
      <style:paragraph-properties fo:text-align="justify" fo:line-height="150%"/>
      <style:text-properties style:font-name="Times New Roman"/>
    </style:style>
    <style:style style:name="P13" style:parent-style-name="Standard" style:family="paragraph">
      <style:paragraph-properties fo:text-align="justify" fo:line-height="150%"/>
      <style:text-properties style:font-name="Times New Roman"/>
    </style:style>
    <style:style style:name="P14" style:parent-style-name="Standard" style:family="paragraph">
      <style:paragraph-properties fo:text-align="justify" fo:line-height="150%"/>
    </style:style>
    <style:style style:name="T15" style:parent-style-name="Fonteparág.padrão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" style:parent-style-name="Fonteparág.padrão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justify" fo:line-height="150%"/>
      <style:text-properties style:font-name="Times New Roman"/>
    </style:style>
    <style:style style:name="P18" style:parent-style-name="Standard" style:list-style-name="LFO1" style:family="paragraph">
      <style:paragraph-properties fo:text-align="justify" fo:line-height="150%"/>
      <style:text-properties style:font-name="Times New Roman"/>
    </style:style>
    <style:style style:name="P19" style:parent-style-name="Standard" style:list-style-name="LFO1" style:family="paragraph">
      <style:paragraph-properties fo:line-height="150%"/>
      <style:text-properties style:font-name="Times New Roman"/>
    </style:style>
    <style:style style:name="P20" style:parent-style-name="Standard" style:list-style-name="LFO1" style:family="paragraph">
      <style:paragraph-properties fo:text-align="justify" fo:line-height="150%"/>
      <style:text-properties style:font-name="Times New Roman"/>
    </style:style>
    <style:style style:name="P21" style:parent-style-name="Standard" style:list-style-name="LFO1" style:family="paragraph">
      <style:paragraph-properties fo:text-align="justify" fo:line-height="150%"/>
      <style:text-properties style:font-name="Times New Roman"/>
    </style:style>
    <style:style style:name="P22" style:parent-style-name="Standard" style:list-style-name="LFO1" style:family="paragraph">
      <style:paragraph-properties fo:text-align="justify" fo:line-height="150%"/>
      <style:text-properties style:font-name="Times New Roman"/>
    </style:style>
    <style:style style:name="P23" style:parent-style-name="Standard" style:list-style-name="LFO1" style:family="paragraph">
      <style:paragraph-properties fo:text-align="justify" fo:line-height="150%"/>
      <style:text-properties style:font-name="Times New Roman"/>
    </style:style>
    <style:style style:name="P24" style:parent-style-name="Standard" style:list-style-name="LFO1" style:family="paragraph">
      <style:paragraph-properties fo:text-align="justify" fo:line-height="150%"/>
      <style:text-properties style:font-name="Times New Roman"/>
    </style:style>
    <style:style style:name="P25" style:parent-style-name="Standard" style:list-style-name="LFO1" style:family="paragraph">
      <style:paragraph-properties fo:text-align="justify" fo:line-height="150%"/>
    </style:style>
    <style:style style:name="T26" style:parent-style-name="Fonteparág.padrão" style:family="text">
      <style:text-properties style:font-name="Times New Roman"/>
    </style:style>
    <style:style style:name="T27" style:parent-style-name="Fonteparág.padrão" style:family="text">
      <style:text-properties style:font-name="Times New Roman"/>
    </style:style>
  </office:automatic-styles>
  <office:body>
    <office:text text:use-soft-page-breaks="true">
      <text:p text:style-name="P1">Instituto Federal do Amazonas</text:p>
      <text:p text:style-name="P2"><text:span text:style-name="T3">Disciplina:<text:s/></text:span><text:span text:style-name="T4">Administração e Programação de Banco de Dados</text:span></text:p>
      <text:p text:style-name="P5"><text:span text:style-name="T6">Professor:<text:s/></text:span><text:span text:style-name="T7">Sergio Augusto C. Bezerra</text:span></text:p>
      <text:p text:style-name="P8"><text:span text:style-name="T9">Aluno:<text:s/></text:span><text:span text:style-name="T10">Alessandro Negrão</text:span></text:p>
      <text:p text:style-name="P11">Aluno: Maison Galvão</text:p>
      <text:p text:style-name="P12"/>
      <text:p text:style-name="P13"/>
      <text:p text:style-name="P14"><text:span text:style-name="T15">1.<text:s/></text:span><text:span text:style-name="T16">Descrição do Sistema</text:span></text:p>
      <text:p text:style-name="P17"><text:tab/>O banco de dados da instituição organiza e controla diversas entidades, mas o foco será apenas relacionado às disciplinas cursadas pelos alunos de uma determinada turma que são: Aluno, Professor, Matéria, Disciplinas e Curso. Após analisar o contexto da instituição e coletar os dados necessários para o início da representação do banco, o seguinte minimundo foi obtido:</text:p>
      <text:list text:style-name="LFO1" text:continue-numbering="true">
        <text:list-item>
          <text:p text:style-name="P18">Os alunos também devem ser armazenados, e cada um possui uma matrícula única, um nome, um CPF (Cadastro de Pessoa Física) único, uma data de nascimento e um endereço (rua, CEP, número, complemento e bairro). Um aluno deve ser associado a uma turma e um curso, invariavelmente, e pode estar associado a uma ou mais disciplinas.</text:p>
        </text:list-item>
        <text:list-item>
          <text:p text:style-name="P19">Os professores possuem nome, um CPF (Cadastro de<text:s/>Pessoa Física) único, uma data de nascimento e um endereço (rua, CEP, número, complemento e bairro). Um professor pode lecionar uma ou mais matérias. Um professor pode estar associado a um curso, e pode ser associado a uma ou mais turmas.</text:p>
        </text:list-item>
        <text:list-item>
          <text:p text:style-name="P20">As turmas da instituição são a forma de organização dos alunos. Cada turma possui um nome único e um código de identificação único. As turmas podem possuir vários alunos associados a elas, e devem estar associadas a um curso.</text:p>
        </text:list-item>
        <text:list-item>
          <text:p text:style-name="P21">As disciplinas possuem um código de identificação único e um nome único e uma carga horária. Uma disciplina precisa ter um professor associado a ela. As disciplinas podem ser associadas a muitos alunos, e deve ser associada a uma turma.</text:p>
        </text:list-item>
        <text:list-item>
          <text:p text:style-name="P22">Os cursos possuem um nome único e um código de identificação único.</text:p>
        </text:list-item>
        <text:list-item>
          <text:p text:style-name="P23">Deseja-se controlar a frequência dos alunos em cada uma das matérias cursadas pelo mesmo, por isso se faz necessário que o banco possa armazenar dados de frequência dos mesmos em suas respectivas disciplinas cursadas.</text:p>
        </text:list-item>
        <text:list-item>
          <text:p text:style-name="P24">TODO – Verificar se será necessário<text:s/>ter registro de aulas já que tenho<text:s/>frequência<text:s/>em uma aula.</text:p>
        </text:list-item>
        <text:list-item>
          <text:p text:style-name="P25"><text:span text:style-name="T26">Os alunos deverão ter suas imagens cadastradas e armazenadas no poder da instituição. Para realizar a frequência deverá ser utilizada ferramenta de reconhecimento facial para que não haja mais a n</text:span><text:span text:style-name="T27">ecessidade de uma frequência manual e assim o professor ganhe tempo de aul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ison Marcel M.G. dos S. Souza</dc:creator>
    <meta:creation-date>2019-08-22T13:35:00Z</meta:creation-date>
    <dc:date>2019-08-27T15:46:00Z</dc:date>
    <meta:template xlink:href="Normal.dotm" xlink:type="simple"/>
    <meta:editing-cycles>7</meta:editing-cycles>
    <meta:editing-duration>PT1980S</meta:editing-duration>
    <meta:document-statistic meta:page-count="1" meta:paragraph-count="4" meta:word-count="359" meta:character-count="2297" meta:row-count="16" meta:non-whitespace-character-count="1942"/>
  </office:meta>
</office:document-meta>
</file>